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/>
      <style:text-properties style:font-name="Times" style:font-name-asian="Times New Roman"/>
    </style:style>
    <style:style style:name="P25" style:parent-style-name="Heading" style:family="paragraph">
      <style:text-properties style:font-name="Times" style:font-name-asian="Times New Roman"/>
    </style:style>
    <style:style style:name="P26" style:parent-style-name="Standard" style:family="paragraph">
      <style:paragraph-properties fo:text-align="justify"/>
      <style:text-properties style:font-name="Times"/>
    </style:style>
    <style:style style:name="P27" style:parent-style-name="InfoBlue" style:family="paragraph">
      <style:paragraph-properties fo:text-align="justify"/>
    </style:style>
    <style:style style:name="P28" style:parent-style-name="Título1" style:list-style-name="WW8Num8" style:family="paragraph">
      <style:paragraph-properties fo:text-align="justify"/>
    </style:style>
    <style:style style:name="T29" style:parent-style-name="Fonteparág.padrão" style:family="text">
      <style:text-properties style:font-name="Times"/>
    </style:style>
    <style:style style:name="T30" style:parent-style-name="Fonteparág.padrão" style:family="text">
      <style:text-properties style:font-name="Times" style:font-name-asian="Times New Roman"/>
    </style:style>
    <style:style style:name="P31" style:parent-style-name="InfoBlue" style:family="paragraph">
      <style:paragraph-properties fo:text-align="justify"/>
      <style:text-properties fo:color="#000000" fo:font-size="11pt" style:font-size-asian="11pt" style:font-size-complex="11pt"/>
    </style:style>
    <style:style style:name="P32" style:parent-style-name="Standard" style:family="paragraph">
      <style:paragraph-properties fo:text-align="justify"/>
      <style:text-properties style:font-name="Times" style:font-name-complex="Arial" fo:color="#000000" fo:font-size="11pt" style:font-size-asian="11pt" style:font-size-complex="11pt"/>
    </style:style>
    <style:style style:name="P33" style:parent-style-name="Standard" style:family="paragraph">
      <style:paragraph-properties fo:text-align="justify" fo:margin-top="0.1666in" fo:margin-bottom="0.0416in"/>
    </style:style>
    <style:style style:name="T34" style:parent-style-name="Fonteparág.padrão" style:family="text">
      <style:text-properties style:font-name="Times" style:font-name-complex="Arial" fo:font-size="11pt" style:font-size-asian="11pt" style:font-size-complex="11pt"/>
    </style:style>
    <style:style style:name="P35" style:parent-style-name="InfoBlue" style:family="paragraph">
      <style:paragraph-properties fo:text-align="justify"/>
    </style:style>
    <style:style style:name="TableColumn37" style:family="table-column">
      <style:table-column-properties style:column-width="0.6979in" style:use-optimal-column-width="false"/>
    </style:style>
    <style:style style:name="TableColumn38" style:family="table-column">
      <style:table-column-properties style:column-width="2.9861in" style:use-optimal-column-width="false"/>
    </style:style>
    <style:style style:name="TableColumn39" style:family="table-column">
      <style:table-column-properties style:column-width="1.2673in" style:use-optimal-column-width="false"/>
    </style:style>
    <style:style style:name="TableColumn40" style:family="table-column">
      <style:table-column-properties style:column-width="1.2055in" style:use-optimal-column-width="false"/>
    </style:style>
    <style:style style:name="Table36" style:family="table">
      <style:table-properties style:width="6.1569in" fo:margin-left="0.4215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75in" fo:padding-bottom="0in" fo:padding-right="0.075in"/>
    </style:style>
    <style:style style:name="P43" style:parent-style-name="Textbody" style:family="paragraph">
      <style:paragraph-properties fo:text-align="justify" fo:margin-top="0.0416in" fo:margin-left="0in">
        <style:tab-stops/>
      </style:paragraph-properties>
    </style:style>
    <style:style style:name="T44" style:parent-style-name="Fonteparág.padrão" style:family="text">
      <style:text-properties style:font-name="Times" style:font-name-complex="Arial" fo:font-weight="bold" style:font-weight-asian="bold" style:font-weight-complex="bold"/>
    </style:style>
    <style:style style:name="TableCell45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75in" fo:padding-bottom="0in" fo:padding-right="0.075in"/>
    </style:style>
    <style:style style:name="P46" style:parent-style-name="Textbody" style:family="paragraph">
      <style:paragraph-properties fo:text-align="justify" fo:margin-top="0.0416in" fo:margin-left="0in">
        <style:tab-stops/>
      </style:paragraph-properties>
    </style:style>
    <style:style style:name="T47" style:parent-style-name="Fonteparág.padrão" style:family="text">
      <style:text-properties style:font-name="Times" style:font-name-complex="Arial" fo:font-weight="bold" style:font-weight-asian="bold" style:font-weight-complex="bold"/>
    </style:style>
    <style:style style:name="T48" style:parent-style-name="Fonteparág.padrão" style:family="text">
      <style:text-properties style:font-name="Times" style:font-name-complex="Arial"/>
    </style:style>
    <style:style style:name="TableCell49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75in" fo:padding-bottom="0in" fo:padding-right="0.075in"/>
    </style:style>
    <style:style style:name="P50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 style:font-name-complex="Arial" fo:font-weight="bold" style:font-weight-asian="bold" style:font-weight-complex="bold"/>
    </style:style>
    <style:style style:name="TableCell5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52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 style:font-name-complex="Arial" fo:font-weight="bold" style:font-weight-asian="bold" style:font-weight-complex="bold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P58" style:parent-style-name="Textbody" style:list-style-name="WW8Num2" style:family="paragraph">
      <style:paragraph-properties fo:text-align="justify" fo:margin-top="0.0416in"/>
      <style:text-properties style:font-name="Times"/>
    </style:style>
    <style:style style:name="P59" style:parent-style-name="Textbody" style:list-style-name="WW8Num2" style:family="paragraph">
      <style:paragraph-properties fo:text-align="justify" fo:margin-top="0.0416in"/>
      <style:text-properties style:font-name="Times"/>
    </style:style>
    <style:style style:name="TableCell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Textbody" style:family="paragraph">
      <style:paragraph-properties fo:text-align="justify" fo:margin-top="0.0416in" fo:margin-left="0in">
        <style:tab-stops/>
      </style:paragraph-properties>
    </style:style>
    <style:style style:name="T64" style:parent-style-name="Fonteparág.padrão" style:family="text">
      <style:text-properties style:font-name="Times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7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P70" style:parent-style-name="Textbody" style:list-style-name="WW8Num9" style:family="paragraph">
      <style:paragraph-properties fo:text-align="justify" fo:margin-top="0.0416in"/>
      <style:text-properties style:font-name="Times"/>
    </style:style>
    <style:style style:name="P71" style:parent-style-name="Textbody" style:list-style-name="WW8Num9" style:family="paragraph">
      <style:paragraph-properties fo:text-align="justify" fo:margin-top="0.0416in"/>
      <style:text-properties style:font-name="Times"/>
    </style:style>
    <style:style style:name="P72" style:parent-style-name="Textbody" style:list-style-name="WW8Num9" style:family="paragraph">
      <style:paragraph-properties fo:text-align="justify" fo:margin-top="0.0416in"/>
      <style:text-properties fo:color="#000000"/>
    </style:style>
    <style:style style:name="P73" style:parent-style-name="Textbody" style:list-style-name="WW8Num9" style:family="paragraph">
      <style:paragraph-properties fo:text-align="justify" fo:margin-top="0.0416in"/>
      <style:text-properties style:font-name="Times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2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P83" style:parent-style-name="Textbody" style:list-style-name="WW8Num9" style:family="paragraph">
      <style:paragraph-properties fo:text-align="justify" fo:margin-top="0.0416in"/>
      <style:text-properties style:font-name="Times"/>
    </style:style>
    <style:style style:name="P84" style:parent-style-name="Textbody" style:list-style-name="WW8Num9" style:family="paragraph">
      <style:paragraph-properties fo:text-align="justify" fo:margin-top="0.0416in"/>
      <style:text-properties style:font-name="Times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6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8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P94" style:parent-style-name="Textbody" style:list-style-name="WW8Num9" style:family="paragraph">
      <style:paragraph-properties fo:text-align="justify" fo:margin-top="0.0416in"/>
      <style:text-properties style:font-name="Times"/>
    </style:style>
    <style:style style:name="P95" style:parent-style-name="Textbody" style:list-style-name="WW8Num9" style:family="paragraph">
      <style:paragraph-properties fo:text-align="justify" fo:margin-top="0.0416in"/>
      <style:text-properties style:font-name="Times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9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9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P105" style:parent-style-name="Textbody" style:list-style-name="WW8Num9" style:family="paragraph">
      <style:paragraph-properties fo:text-align="justify" fo:margin-top="0.0416in"/>
      <style:text-properties style:font-name="Times"/>
    </style:style>
    <style:style style:name="P106" style:parent-style-name="Textbody" style:list-style-name="WW8Num9" style:family="paragraph">
      <style:paragraph-properties fo:text-align="justify" fo:margin-top="0.0416in"/>
      <style:text-properties style:font-name="Times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10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0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5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P116" style:parent-style-name="Textbody" style:list-style-name="WW8Num9" style:family="paragraph">
      <style:paragraph-properties fo:text-align="justify" fo:margin-top="0.0416in"/>
      <style:text-properties style:font-name="Times"/>
    </style:style>
    <style:style style:name="P117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1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P127" style:parent-style-name="Textbody" style:list-style-name="WW8Num9" style:family="paragraph">
      <style:paragraph-properties fo:text-align="justify" fo:margin-top="0.0416in"/>
      <style:text-properties style:font-name="Times"/>
    </style:style>
    <style:style style:name="P128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0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13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2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P133" style:parent-style-name="Standard" style:family="paragraph">
      <style:paragraph-properties fo:text-align="justify"/>
      <style:text-properties style:font-name="Times"/>
    </style:style>
    <style:style style:name="P134" style:parent-style-name="Standard" style:family="paragraph">
      <style:paragraph-properties fo:text-align="justify"/>
      <style:text-properties style:font-name="Times" style:font-name-complex="Arial" fo:font-weight="bold" style:font-weight-asian="bold" fo:font-size="12pt" style:font-size-asian="12pt"/>
    </style:style>
    <style:style style:name="P135" style:parent-style-name="Standard" style:family="paragraph">
      <style:paragraph-properties fo:text-align="justify"/>
    </style:style>
    <style:style style:name="T136" style:parent-style-name="Fonteparág.padrão" style:family="text">
      <style:text-properties style:font-name="Times" style:font-name-complex="Arial" fo:font-weight="bold" style:font-weight-asian="bold" fo:font-size="11pt" style:font-size-asian="11pt" style:font-size-complex="11pt"/>
    </style:style>
    <style:style style:name="T137" style:parent-style-name="Fonteparág.padrão" style:family="text">
      <style:text-properties style:font-name="Times" style:font-name-complex="Arial" fo:font-size="11pt" style:font-size-asian="11pt" style:font-size-complex="11pt"/>
    </style:style>
    <style:style style:name="T138" style:parent-style-name="Fonteparág.padrão" style:family="text">
      <style:text-properties style:font-name="Times" style:font-name-complex="Arial" fo:font-size="11pt" style:font-size-asian="11pt" style:font-size-complex="11pt"/>
    </style:style>
    <style:style style:name="T139" style:parent-style-name="Fonteparág.padrão" style:family="text">
      <style:text-properties style:font-name="Times" style:font-name-complex="Arial" fo:font-size="11pt" style:font-size-asian="11pt" style:font-size-complex="11pt"/>
    </style:style>
    <style:style style:name="T140" style:parent-style-name="Fonteparág.padrão" style:family="text">
      <style:text-properties style:font-name="Times" style:font-name-complex="Arial" fo:font-size="11pt" style:font-size-asian="11pt" style:font-size-complex="11pt"/>
    </style:style>
    <style:style style:name="T141" style:parent-style-name="Fonteparág.padrão" style:family="text">
      <style:text-properties style:font-name="Times" style:font-name-complex="Arial" fo:font-size="11pt" style:font-size-asian="11pt" style:font-size-complex="11pt"/>
    </style:style>
    <style:style style:name="P142" style:parent-style-name="InfoBlue" style:family="paragraph">
      <style:paragraph-properties fo:text-align="justify"/>
      <style:text-properties fo:font-size="11pt" style:font-size-asian="11pt" style:font-size-complex="11pt"/>
    </style:style>
  </office:automatic-styles>
  <office:body>
    <office:text text:use-soft-page-breaks="true">
      <text:p text:style-name="P1">Projeto Final em Engenharia de Computação 2</text:p>
      <text:p text:style-name="P25">Plano de Projeto</text:p>
      <text:p text:style-name="P26"/>
      <text:p text:style-name="P27"/>
      <text:h text:style-name="P28" text:outline-level="1" text:restart-numbering="true" text:start-value="1"><text:span text:style-name="T29">Intro</text:span><text:span text:style-name="T30">dução</text:span></text:h>
      <text:p text:style-name="P31"><text:tab/>No plano de projeto será descrita como deve ser realizado o desenvolvimento do sistema de informação e como será realizada a sua implementação. Visando assim detalhar quais os objetivos e como se pretende atingir os objetivos elencados. Nesse caso o objetivo principal é determinar atividades que permitam que seja desenvolvido o sistema seguindo a configuração proposta no Projeto Final em Engenharia de Computação.</text:p>
      <text:h text:style-name="Título1" text:outline-level="1">Organização do projeto</text:h>
      <text:p text:style-name="P32"><text:tab/>Todo o projeto será desenvolvido por Mariana Sampaio, sendo assim desde a fase de levantamento de requisitos a implementação do sistema de software.</text:p>
      <text:h text:style-name="Título1" text:outline-level="1">Práticas e Medições do Trabalho</text:h>
      <text:p text:style-name="P33"><text:span text:style-name="T34"><text:tab/>Para desenvolver o trabalho será preparado um ambiente de desenvolvimento que permite desenvolver o projeto utilizando html, css e javascript. Como banco de dados para integração será utilizado o Firebase.</text:span></text:p>
      <text:h text:style-name="Título1" text:outline-level="1">Marcos e Objetivos do Projeto</text:h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<text:span text:style-name="T44">Iteração</text:span></text:p>
          </table:table-cell>
          <table:table-cell table:style-name="TableCell45">
            <text:p text:style-name="P46"><text:span text:style-name="T47">Principais Objetivos<text:s/></text:span><text:span text:style-name="T48">(riscos e cenários de caso de uso)</text:span></text:p>
          </table:table-cell>
          <table:table-cell table:style-name="TableCell49">
            <text:p text:style-name="P50">Marco programado</text:p>
          </table:table-cell>
          <table:table-cell table:style-name="TableCell51">
            <text:p text:style-name="P52">Velocidade Alvo</text:p>
          </table:table-cell>
        </table:table-row>
        <table:table-row table:style-name="TableRow53">
          <table:table-cell table:style-name="TableCell54">
            <text:p text:style-name="P55">I1</text:p>
          </table:table-cell>
          <table:table-cell table:style-name="TableCell56">
            <text:p text:style-name="P57">Objetivos</text:p>
            <text:list text:style-name="WW8Num2" text:continue-numbering="true">
              <text:list-item>
                <text:p text:style-name="P58">Determinar a fase de iniciação do projeto de acordo com o OpenUp.</text:p>
              </text:list-item>
              <text:list-item>
                <text:p text:style-name="P59">Entregar o documento de visão e plano de projeto seguindo <text:s/>o template do OpenUp.</text:p>
              </text:list-item>
            </text:list>
          </table:table-cell>
          <table:table-cell table:style-name="TableCell60">
            <text:p text:style-name="P61">02/09/2022 <text:s/>- 04/09/2022</text:p>
          </table:table-cell>
          <table:table-cell table:style-name="TableCell62">
            <text:p text:style-name="P63"><text:span text:style-name="T64">2</text:span></text:p>
          </table:table-cell>
        </table:table-row>
        <table:table-row table:style-name="TableRow65">
          <table:table-cell table:style-name="TableCell66">
            <text:p text:style-name="P67">I2</text:p>
          </table:table-cell>
          <table:table-cell table:style-name="TableCell68">
            <text:p text:style-name="P69">Objetivos</text:p>
            <text:list text:style-name="WW8Num9" text:continue-numbering="true">
              <text:list-item>
                <text:p text:style-name="P70">Identificar e Refinar os requisitos.</text:p>
              </text:list-item>
              <text:list-item>
                <text:p text:style-name="P71">Glossário.</text:p>
              </text:list-item>
              <text:list-item>
                <text:p text:style-name="P72">Atributos de qualidade e restrições com abrangência de sistema (system wide requirements).</text:p>
              </text:list-item>
              <text:list-item>
                <text:p text:style-name="P73">Entregar cenários de caso de uso.</text:p>
              </text:list-item>
            </text:list>
          </table:table-cell>
          <table:table-cell table:style-name="TableCell74">
            <text:p text:style-name="P75">02/09/2022 - 04/09/2022</text:p>
          </table:table-cell>
          <table:table-cell table:style-name="TableCell76">
            <text:p text:style-name="P77">2</text:p>
          </table:table-cell>
        </table:table-row>
        <table:table-row table:style-name="TableRow78">
          <table:table-cell table:style-name="TableCell79">
            <text:p text:style-name="P80">I3</text:p>
          </table:table-cell>
          <table:table-cell table:style-name="TableCell81">
            <text:p text:style-name="P82">Objetivos</text:p>
            <text:list text:style-name="WW8Num9" text:continue-numbering="true">
              <text:list-item>
                <text:p text:style-name="P83">Definir uma abordagem técnica.</text:p>
              </text:list-item>
              <text:list-item>
                <text:p text:style-name="P84">Entregar uma visualização da arquitetura.</text:p>
              </text:list-item>
            </text:list>
          </table:table-cell>
          <table:table-cell table:style-name="TableCell85">
            <text:p text:style-name="P86">05/09/2022 -<text:s/>26/09/2022</text:p>
          </table:table-cell>
          <table:table-cell table:style-name="TableCell87">
            <text:p text:style-name="P88">21</text:p>
          </table:table-cell>
        </table:table-row>
        <table:table-row table:style-name="TableRow89">
          <table:table-cell table:style-name="TableCell90">
            <text:p text:style-name="P91">I4</text:p>
          </table:table-cell>
          <table:table-cell table:style-name="TableCell92">
            <text:p text:style-name="P93">Objetivos</text:p>
            <text:list text:style-name="WW8Num9" text:continue-numbering="true">
              <text:list-item>
                <text:p text:style-name="P94">Iniciar a fase de elaboração.</text:p>
              </text:list-item>
              <text:list-item>
                <text:p text:style-name="P95">Identificar e Refinar os requisitos</text:p>
              </text:list-item>
            </text:list>
          </table:table-cell>
          <table:table-cell table:style-name="TableCell96">
            <text:p text:style-name="P97">27/09/2022 -<text:s/>16/10/2022</text:p>
          </table:table-cell>
          <table:table-cell table:style-name="TableCell98">
            <text:p text:style-name="P99">21</text:p>
          </table:table-cell>
        </table:table-row>
        <table:table-row table:style-name="TableRow100">
          <table:table-cell table:style-name="TableCell101">
            <text:p text:style-name="P102">I5</text:p>
          </table:table-cell>
          <table:table-cell table:style-name="TableCell103">
            <text:p text:style-name="P104">Objetivos</text:p>
            <text:list text:style-name="WW8Num9" text:continue-numbering="true">
              <text:list-item>
                <text:p text:style-name="P105">Desenvolver a arquitetura.</text:p>
              </text:list-item>
              <text:list-item>
                <text:p text:style-name="P106">Entregar um esquema da arquitetura.</text:p>
              </text:list-item>
            </text:list>
          </table:table-cell>
          <table:table-cell table:style-name="TableCell107">
            <text:p text:style-name="P108">17/10/2022 -<text:s/>25/10/2022</text:p>
          </table:table-cell>
          <table:table-cell table:style-name="TableCell109">
            <text:p text:style-name="P110">8</text:p>
          </table:table-cell>
        </table:table-row>
        <table:table-row table:style-name="TableRow111">
          <table:table-cell table:style-name="TableCell112">
            <text:p text:style-name="P113">I6</text:p>
          </table:table-cell>
          <table:table-cell table:style-name="TableCell114">
            <text:p text:style-name="P115">Objetivos</text:p>
            <text:list text:style-name="WW8Num9" text:continue-numbering="true">
              <text:list-item>
                <text:p text:style-name="P116">Desenvolver solução incremental.</text:p>
              </text:list-item>
            </text:list>
            <text:p text:style-name="P117">10. <text:s/>Verificar os cenários e casos de uso.</text:p>
          </table:table-cell>
          <table:table-cell table:style-name="TableCell118">
            <text:p text:style-name="P119">26/10/2022 -<text:s/>05/11/2022</text:p>
          </table:table-cell>
          <table:table-cell table:style-name="TableCell120">
            <text:p text:style-name="P121">10</text:p>
          </table:table-cell>
        </table:table-row>
        <table:table-row table:style-name="TableRow122">
          <table:table-cell table:style-name="TableCell123">
            <text:p text:style-name="P124">I7</text:p>
          </table:table-cell>
          <table:table-cell table:style-name="TableCell125">
            <text:p text:style-name="P126">Objetivos</text:p>
            <text:list text:style-name="WW8Num9" text:continue-numbering="true">
              <text:list-item>
                <text:p text:style-name="P127">Testar a solução</text:p>
              </text:list-item>
            </text:list>
            <text:p text:style-name="P128">11. Finalizar a fase de elaboração.</text:p>
          </table:table-cell>
          <table:table-cell table:style-name="TableCell129">
            <text:p text:style-name="P130">06/11/2022 -<text:s/>16/11/2022</text:p>
          </table:table-cell>
          <table:table-cell table:style-name="TableCell131">
            <text:p text:style-name="P132">10</text:p>
          </table:table-cell>
        </table:table-row>
      </table:table>
      <text:p text:style-name="P133"/>
      <text:h text:style-name="Título1" text:outline-level="1">Implementação</text:h>
      <text:p text:style-name="P134"/>
      <text:p text:style-name="P135"><text:span text:style-name="T136"><text:tab/></text:span><text:span text:style-name="T137">Como foco para a implementação será seguir as datas de interações apontadas acima de forma que o projeto siga em desenvolvimento. As datas apontam como deve ocorrer o progresso e com isso é possível determinar a estimativa de que em<text:s/></text:span><text:span text:style-name="T138">16</text:span><text:span text:style-name="T139">/</text:span><text:span text:style-name="T140">11</text:span><text:span text:style-name="T141">/2022 será feita a implementação completa, sendo assim, será entregue, por fim uma arquitetura que segue a configuração proposta e como pontos de marco foram estabelecidas fases do ciclo de vida do OpenUp que devem ser seguidas como controle do projeto.</text:span></text:p>
      <text:p text:style-name="P1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next-style-name="Standard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next-style-name="Standard" style:default-outline-level="3">
      <style:text-properties fo:font-size="10pt" style:font-size-asian="10pt" fo:hyphenate="false"/>
    </style:style>
    <style:style style:name="Título4" style:display-name="Título 4" style:family="paragraph" style:parent-style-name="Título1" style:next-style-name="Standard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style:font-name="Arial" style:font-name-asian="Arial" style:font-name-complex="Arial" fo:font-style="italic" style:font-style-asian="italic" fo:font-size="18pt" style:font-size-asian="18pt" fo:hyphenate="false"/>
    </style:style>
    <style:style style:name="Recuonormal" style:display-name="Recuo normal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833in"/>
      <style:text-properties fo:font-weight="bold" style:font-weight-asian="bold" style:font-weight-complex="bold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top="0.0833in" fo:margin-left="0.1388in">
        <style:tab-stops/>
      </style:paragraph-properties>
      <style:text-properties fo:font-style="italic" style:font-style-asian="italic" style:font-style-complex="italic" style:font-size-complex="12pt" fo:hyphenate="false"/>
    </style:style>
    <style:style style:name="Contents3" style:display-name="Contents 3" style:family="paragraph" style:parent-style-name="Standard" style:next-style-name="Standard">
      <style:paragraph-properties fo:margin-left="0.2777in">
        <style:tab-stops/>
      </style:paragraph-properties>
      <style:text-properties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Blockquote" style:display-name="Blockquote" style:family="paragraph" style:parent-style-name="Standard">
      <style:paragraph-properties fo:widows="2" fo:orphans="2" fo:margin-top="0.0694in" fo:margin-bottom="0.0694in" fo:line-height="100%" fo:margin-left="0.25in" fo:margin-right="0.25in">
        <style:tab-stops/>
      </style:paragraph-properties>
      <style:text-properties fo:font-size="12pt" style:font-size-asian="12pt"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MapadoDocumento" style:display-name="Mapa do Documento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style:font-size-complex="12pt"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style:font-size-complex="12pt"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style:font-size-complex="12pt"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style:font-size-complex="12pt"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style:font-size-complex="12pt"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style:font-size-complex="12pt" fo:hyphenate="false"/>
    </style:style>
    <style:style style:name="Corpodetexto2" style:display-name="Corpo de texto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asian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25in">
        <style:tab-stops/>
      </style:paragraph-properties>
      <style:text-properties style:font-name="Times" style:font-name-asian="Times" style:font-name-complex="Times" fo:color="#0000FF" fo:hyphenate="false"/>
    </style:style>
    <style:style style:name="NormalWeb" style:display-name="Normal (Web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infoblue0" style:display-name="infoblue" style:family="paragraph" style:parent-style-name="Standard">
      <style:paragraph-properties fo:widows="2" fo:orphans="2"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CommentText" style:display-name="Comment Text" style:family="paragraph" style:parent-style-name="Standard">
      <style:paragraph-properties fo:widows="2" fo:orphans="2" fo:line-height="100%"/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CommentSubject" style:display-name="Comment Subject" style:family="paragraph" style:parent-style-name="CommentText" style:next-style-name="CommentText">
      <style:paragraph-properties fo:widows="0" fo:orphans="0" style:line-height-at-least="0.1666in"/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>
      <style:text-properties style:font-name="Symbol" style:font-name-asian="Symbol" style:font-name-complex="Symbol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4" style:display-name="WW8Num2z4" style:family="text">
      <style:text-properties style:font-name="Courier New" style:font-name-asian="Courier New" style:font-name-complex="Courier New"/>
    </style:style>
    <style:style style:name="WW8Num3z0" style:display-name="WW8Num3z0" style:family="text"/>
    <style:style style:name="WW8Num3z1" style:display-name="WW8Num3z1" style:family="text"/>
    <style:style style:name="WW8Num3z2" style:display-name="WW8Num3z2" style:family="text">
      <style:text-properties style:font-name="Symbol" style:font-name-asian="Symbol" style:font-name-complex="Symbol"/>
    </style:style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>
      <style:text-properties style:font-name="Symbol" style:font-name-asian="Symbol" style:font-name-complex="Symbol"/>
    </style:style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>
      <style:text-properties style:font-name="Symbol" style:font-name-asian="Symbol" style:font-name-complex="Symbol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Arial" style:font-name-asian="Arial" style:font-name-complex="Times New Roman"/>
    </style:style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/>
    <style:style style:name="WW8Num9z1" style:display-name="WW8Num9z1" style:family="text">
      <style:text-properties style:font-name="Symbol" style:font-name-asian="Symbol" style:font-name-complex="Symbol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9z4" style:display-name="WW8Num9z4" style:family="text">
      <style:text-properties style:font-name="Courier New" style:font-name-asian="Courier New" style:font-name-complex="Courier New"/>
    </style:style>
    <style:style style:name="WW8Num10z0" style:display-name="WW8Num10z0" style:family="text">
      <style:text-properties style:font-name="Times New Roman" style:font-name-asian="Times New Roman" style:font-name-complex="Times New Roman"/>
    </style:style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/>
    <style:style style:name="WW8Num11z1" style:display-name="WW8Num11z1" style:family="text"/>
    <style:style style:name="WW8Num11z2" style:display-name="WW8Num11z2" style:family="text">
      <style:text-properties style:font-name="Symbol" style:font-name-asian="Symbol" style:font-name-complex="Symbol"/>
    </style:style>
    <style:style style:name="WW8Num11z3" style:display-name="WW8Num11z3" style:family="text"/>
    <style:style style:name="WW8Num11z4" style:display-name="WW8Num11z4" style:family="text"/>
    <style:style style:name="WW8Num11z5" style:display-name="WW8Num11z5" style:family="text"/>
    <style:style style:name="WW8Num11z6" style:display-name="WW8Num11z6" style:family="text"/>
    <style:style style:name="WW8Num11z7" style:display-name="WW8Num11z7" style:family="text"/>
    <style:style style:name="WW8Num11z8" style:display-name="WW8Num11z8" style:family="text"/>
    <style:style style:name="Númerodepágina" style:display-name="Número de página" style:family="text" style:parent-style-name="Fonteparág.padrão"/>
    <style:style style:name="FootnoteSymbol" style:display-name="Footnote Symbol" style:family="text" style:parent-style-name="Fonteparág.padrão">
      <style:text-properties style:text-position="super 65%" fo:font-size="10pt" style:font-size-asian="10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 style:parent-style-name="Fonteparág.padrão">
      <style:text-properties fo:font-weight="bold" style:font-weight-asian="bold" style:font-weight-complex="bold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 style:parent-style-name="Fonteparág.padrão">
      <style:text-properties fo:font-size="8pt" style:font-size-asian="8pt" style:font-size-complex="8pt"/>
    </style:style>
    <style:style style:name="grame" style:display-name="grame" style:family="text" style:parent-style-name="Fonteparág.padrão"/>
    <style:style style:name="spelle" style:display-name="spelle" style:family="text" style:parent-style-name="Fonteparág.padrão"/>
    <text:list-style style:name="WW8Num1" style:display-name="WW8Num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2" style:family="text">
      <style:text-properties style:font-name="Symbol" style:font-name-complex="Symbol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2" style:display-name="WW8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3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3" style:family="text">
      <style:text-properties style:font-name="Symbol" style:font-name-complex="Symbol"/>
    </style: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_CharLFO4LVL3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2" style:family="text">
      <style:text-properties style:font-name="Symbol" style:font-name-complex="Symbol"/>
    </style: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5LVL2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2" style:family="text">
      <style:text-properties style:font-name="Symbol" style:font-name-complex="Symbol"/>
    </style:style>
    <text:list-style style:name="WW8Num5" style:display-name="WW8Num5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6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Arial" style:font-name-complex="Times New Roman"/>
    </style:style>
    <text:list-style style:name="WW8Num8" style:display-name="WW8Num8">
      <text:list-level-style-number text:level="1" text:style-name="WW_CharLFO9LVL1" style:num-format="1">
        <style:list-level-properties fo:text-align="center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0LVL2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0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Times New Roman" style:font-name-asian="Times New Roman" style:font-name-complex="Times New Roman"/>
    </style:style>
    <text:list-style style:name="WW8Num10" style:display-name="WW8Num10">
      <text:list-level-style-number text:level="1" text:style-name="WW_CharLFO11LVL1" style:num-format="1">
        <style:list-level-properties fo:text-align="center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3" style:family="text">
      <style:text-properties style:font-name="Symbol" style:font-name-complex="Symbol"/>
    </style:style>
    <text:list-style style:name="WW8Num11" style:display-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_CharLFO12LVL3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StyleNum" style:display-name="WW8StyleNum">
      <text:list-level-style-number text:level="1" style:num-prefix="?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1" style:display-name="WW8StyleNum1">
      <text:list-level-style-number text:level="1" style:num-prefix="?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Arial" style:font-name-complex="Times New Roman"/>
    </style:style>
    <style:style style:name="WW_CharOUTLINELVL4" style:family="text">
      <style:text-properties style:font-name="Arial" style:font-name-complex="Times New Roman"/>
    </style:style>
    <text:outline-style style:name="WW_OutlineListStyle">
      <text:outline-level-style text:level="1" text:style-name="WW_CharOUTLINELVL1" style:num-format="1">
        <style:list-level-properties fo:text-align="center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outline-level-style>
      <text:outline-level-style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4" text:style-name="WW_CharOUTLINELVL4" style:num-format="1">
        <style:list-level-properties fo:text-align="center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18in" style:use-optimal-column-width="false"/>
    </style:style>
    <style:style style:name="Table2" style:family="table">
      <style:table-properties style:width="6.6479in" fo:margin-left="-0.079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7" style:family="table-cell">
      <style:table-cell-properties fo:border="0.0104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1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13" style:family="table-column">
      <style:table-column-properties style:column-width="2.1958in" style:use-optimal-column-width="false"/>
    </style:style>
    <style:style style:name="TableColumn14" style:family="table-column">
      <style:table-column-properties style:column-width="2.1958in" style:use-optimal-column-width="false"/>
    </style:style>
    <style:style style:name="TableColumn15" style:family="table-column">
      <style:table-column-properties style:column-width="2.1958in" style:use-optimal-column-width="false"/>
    </style:style>
    <style:style style:name="Table12" style:family="table">
      <style:table-properties style:width="6.5875in" fo:margin-left="-0.075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right="0.25in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center"/>
    </style:style>
    <style:style style:name="T21" style:parent-style-name="Fonteparág.padrão" style:family="text">
      <style:text-properties style:font-name="Symbol" style:font-name-asian="Symbol" style:font-name-complex="Symbol"/>
    </style:style>
    <number:date-style style:name="N22" number:language="pt" number:country="BR">
      <number:year number:style="long" number:calendar="gregorian"/>
    </number:date-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Standard">Projeto Final em Engenharia de Computação 2</text:p>
            </table:table-cell>
            <table:table-cell table:style-name="TableCell7">
              <text:p text:style-name="P8"><text:s/></text:p>
            </table:table-cell>
          </table:table-row>
          <table:table-row table:style-name="TableRow9">
            <table:table-cell table:style-name="TableCell10">
              <text:p text:style-name="Standard">Plano de Projeto</text:p>
            </table:table-cell>
            <table:table-cell table:style-name="TableCell11">
              <text:p text:style-name="Standard"><text:s text:c="2"/>Date: 02/09/2022</text:p>
            </table:table-cell>
          </table:table-row>
        </table:table>
        <text:p text:style-name="Cabeçalho"/>
      </style:header>
      <style:foot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18">Confidential</text:p>
            </table:table-cell>
            <table:table-cell table:style-name="TableCell19">
              <text:p text:style-name="P20"><text:span text:style-name="T21"></text:span>Mariana Sampaio,<text:s/><text:date style:data-style-name="N22">2022</text:date></text:p>
            </table:table-cell>
            <table:table-cell table:style-name="TableCell23">
              <text:p text:style-name="P24">Page<text:s/><text:span text:style-name="Númerodepágina"><text:page-number text:fixed="false">2</text:page-number></text:span><text:span text:style-name="Númerodepágina"><text:s/>of<text:s/></text:span><text:span text:style-name="Númerodepágina"><text:page-count style:num-format="1">2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roject Plan</dc:title>
    <dc:subject>&lt;&lt;Project Name&gt;&gt;</dc:subject>
    <dc:creator>Mariana Borges de Sampaio</dc:creator>
    <meta:creation-date>2022-07-26T00:13:00Z</meta:creation-date>
    <dc:date>2022-10-14T14:10:00Z</dc:date>
    <meta:template xlink:href="Normal" xlink:type="simple"/>
    <meta:editing-cycles>20</meta:editing-cycles>
    <meta:editing-duration>PT3720S</meta:editing-duration>
    <meta:document-statistic meta:page-count="2" meta:paragraph-count="4" meta:word-count="387" meta:character-count="2476" meta:row-count="17" meta:non-whitespace-character-count="2093"/>
  </office:meta>
</office:document-meta>
</file>